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a18"/>
    </style:style>
    <style:style style:name="P2" style:family="paragraph" style:parent-style-name="Standard">
      <style:text-properties officeooo:rsid="001f0a18" officeooo:paragraph-rsid="001f0a18"/>
    </style:style>
    <style:style style:name="P3" style:family="paragraph" style:parent-style-name="Standard">
      <style:text-properties officeooo:rsid="001f0a18" officeooo:paragraph-rsid="0023be49"/>
    </style:style>
    <style:style style:name="P4" style:family="paragraph" style:parent-style-name="Standard">
      <style:text-properties officeooo:rsid="0022bf46" officeooo:paragraph-rsid="0022bf46"/>
    </style:style>
    <style:style style:name="P5" style:family="paragraph" style:parent-style-name="Standard">
      <style:text-properties officeooo:rsid="0023be49" officeooo:paragraph-rsid="0023be49"/>
    </style:style>
    <style:style style:name="P6" style:family="paragraph" style:parent-style-name="Standard">
      <style:text-properties officeooo:paragraph-rsid="0023be49"/>
    </style:style>
    <style:style style:name="P7" style:family="paragraph" style:parent-style-name="Standard">
      <style:text-properties officeooo:rsid="0023fbb1" officeooo:paragraph-rsid="0023fbb1"/>
    </style:style>
    <style:style style:name="P8" style:family="paragraph" style:parent-style-name="Standard">
      <style:text-properties officeooo:rsid="0023fbb1" officeooo:paragraph-rsid="00295ef9"/>
    </style:style>
    <style:style style:name="T1" style:family="text">
      <style:text-properties style:text-position="sub 58%"/>
    </style:style>
    <style:style style:name="T2" style:family="text">
      <style:text-properties style:font-name="Liberation Serif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5ef9" style:font-style-asian="italic" style:font-style-complex="italic"/>
    </style:style>
    <style:style style:name="T5" style:family="text">
      <style:text-properties officeooo:rsid="00295ef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<text:span text:style-name="T1">W</text:span> — высота стен в лабиринте [клетки].</text:p>
      <text:p text:style-name="P2">D<text:span text:style-name="T1">W</text:span> — расстояние до стены [клетки].</text:p>
      <text:p text:style-name="P4">D<text:span text:style-name="T1">V</text:span> — расстояние до стены на вертикальной линии сетки.</text:p>
      <text:p text:style-name="P4">D<text:span text:style-name="T1">H</text:span> — расстояние до стены на горизонтальной линии сетки.</text:p>
      <text:p text:style-name="P4">px, py — координаты наблюдателя.</text:p>
      <text:p text:style-name="P4">rx, ry — координаты точки пересечения луча со стеной.</text:p>
      <text:p text:style-name="P5"><text:span text:style-name="T2">α — направление взгляда наблюдателя.</text:span></text:p>
      <text:p text:style-name="P5"><text:span text:style-name="T2">β — направление бросаемого луча.</text:span></text:p>
      <text:p text:style-name="P5"><text:span text:style-name="T2">γ — направление на колонку изображения.</text:span></text:p>
      <text:p text:style-name="P7"><text:span text:style-name="T2">ε — допустимая погрешность.</text:span></text:p>
      <text:p text:style-name="P5"><text:span text:style-name="T2">φ — угол обзора</text:span></text:p>
      <text:p text:style-name="P2">h — высота столбца пикселей [пиксели].</text:p>
      <text:p text:style-name="P2">D<text:span text:style-name="T1">S</text:span> — расстояние от глаза до экрана [пиксели].</text:p>
      <text:p text:style-name="P6"><draw:frame draw:style-name="fr1" draw:name="Объект1" text:anchor-type="as-char" svg:y="-0.48cm" svg:width="4.925cm" svg:height="0.633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"><draw:frame draw:style-name="fr1" draw:name="Объект2" text:anchor-type="as-char" svg:y="-0.683cm" svg:width="2.103cm" svg:height="1.124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2"><draw:frame draw:style-name="fr1" draw:name="Объект3" text:anchor-type="as-char" svg:y="-0.619cm" svg:width="2.215cm" svg:height="1.37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Объект4" text:anchor-type="as-char" svg:y="-0.312cm" svg:width="1.635cm" svg:height="0.418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Объект5" text:anchor-type="as-char" svg:y="-1.15cm" svg:width="3.23cm" svg:height="1.591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Объект6" text:anchor-type="as-char" svg:y="-0.586cm" svg:width="4.242cm" svg:height="1.08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>При бросании луча в «вертикальную» стену <text:span text:style-name="T3">вправо</text:span>:</text:p>
      <text:p text:style-name="P7"><draw:frame draw:style-name="fr1" draw:name="Объект7" text:anchor-type="as-char" svg:y="-1.244cm" svg:width="3.979cm" svg:height="2.28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При бросании луча в «вертикальную» стену <text:span text:style-name="T3">в</text:span><text:span text:style-name="T4">лево</text:span>:</text:p>
      <text:p text:style-name="P7"><draw:frame draw:style-name="fr1" draw:name="Объект8" text:anchor-type="as-char" svg:y="-1.251cm" svg:width="3.979cm" svg:height="2.30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8">При бросании луча в «<text:span text:style-name="T5">горизонтальную</text:span>» стену <text:span text:style-name="T4">вниз</text:span>:</text:p>
      <text:p text:style-name="P7"><draw:frame draw:style-name="fr1" draw:name="Объект9" text:anchor-type="as-char" svg:y="-1.196cm" svg:width="1.385cm" svg:height="2.1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8">При бросании луча в «<text:span text:style-name="T5">горизонтальную</text:span>» стену <text:span text:style-name="T3">в</text:span><text:span text:style-name="T4">верх</text:span>:</text:p>
      <text:p text:style-name="P7"><draw:frame draw:style-name="fr1" draw:name="Объект10" text:anchor-type="as-char" svg:y="-1.196cm" svg:width="1.385cm" svg:height="2.1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3:05:42.340167813</meta:creation-date>
    <dc:date>2021-11-15T15:11:26.016918507</dc:date>
    <meta:editing-duration>PT9M10S</meta:editing-duration>
    <meta:editing-cycles>1</meta:editing-cycles>
    <meta:document-statistic meta:table-count="0" meta:image-count="0" meta:object-count="10" meta:page-count="1" meta:paragraph-count="27" meta:word-count="112" meta:character-count="782" meta:non-whitespace-character-count="675"/>
    <meta:generator>LibreOffice/7.1.6.2.0$Linux_X86_64 LibreOffice_project/10$Build-2</meta:generator>
  </office:meta>
</office:document-meta>
</file>

<file path=Object 1/content.xml><?xml version="1.0" encoding="utf-8"?>
<math xmlns="http://www.w3.org/1998/Math/MathML" display="block">
  <semantics>
    <mrow>
      <mi>h</mi>
      <mo stretchy="false">=</mo>
      <mfrac>
        <mrow>
          <msub>
            <mi>D</mi>
            <mi>S</mi>
          </msub>
          <mo stretchy="false">⋅</mo>
          <msub>
            <mi>H</mi>
            <mi>W</mi>
          </msub>
        </mrow>
        <msub>
          <mi>D</mi>
          <mi>W</mi>
        </msub>
      </mfrac>
    </mrow>
    <annotation encoding="StarMath 5.0">h = D_S cdot H_W over D_W</annotation>
  </semantics>
</math>
</file>

<file path=Object 10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i mathvariant="italic">rx</mi>
                <mo stretchy="false">=</mo>
                <mi>?</mi>
              </mrow>
            </mtd>
          </mtr>
          <mtr>
            <mtd columnalign="left">
              <mrow>
                <mi mathvariant="italic">ry</mi>
                <mo stretchy="false">=</mo>
                <mi>?</mi>
              </mrow>
            </mtd>
          </mtr>
          <mtr>
            <mtd columnalign="left">
              <mrow>
                <mi mathvariant="italic">dx</mi>
                <mo stretchy="false">=</mo>
                <mi>?</mi>
              </mrow>
            </mtd>
          </mtr>
          <mtr>
            <mtd columnalign="left">
              <mrow>
                <mi mathvariant="italic">dy</mi>
                <mo stretchy="false">=</mo>
                <mi>?</mi>
              </mrow>
            </mtd>
          </mtr>
        </mtable>
      </mrow>
    </mrow>
    <annotation encoding="StarMath 5.0">left lbrace matrix { alignl rx = ? ## alignl ry = ? ## alignl dx = ? ## alignl dy = ? } right none</annotation>
  </semantics>
</math>
</file>

<file path=Object 2/content.xml><?xml version="1.0" encoding="utf-8"?>
<math xmlns="http://www.w3.org/1998/Math/MathML" display="block">
  <semantics>
    <mrow>
      <msub>
        <mi>D</mi>
        <mi>W</mi>
      </msub>
      <mo stretchy="false">=</mo>
      <msqrt>
        <mrow>
          <msup>
            <mrow>
              <mo fence="true" form="prefix" stretchy="false">(</mo>
              <mrow>
                <mrow>
                  <mi mathvariant="italic">rx</mi>
                  <mo stretchy="false">−</mo>
                  <mi mathvariant="italic">px</mi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i mathvariant="italic">ry</mi>
                  <mo stretchy="false">−</mo>
                  <mi mathvariant="italic">py</mi>
                </mrow>
              </mrow>
              <mo fence="true" form="postfix" stretchy="false">)</mo>
            </mrow>
            <mn>2</mn>
          </msup>
        </mrow>
      </msqrt>
    </mrow>
    <annotation encoding="StarMath 5.0">D_W = sqrt { (rx-px)^2 + (ry-py)^2 }</annotation>
  </semantics>
</math>
</file>

<file path=Object 3/content.xml><?xml version="1.0" encoding="utf-8"?>
<math xmlns="http://www.w3.org/1998/Math/MathML" display="block">
  <semantics>
    <mrow>
      <msub>
        <mi>D</mi>
        <mi>S</mi>
      </msub>
      <mo stretchy="false">=</mo>
      <mfrac>
        <mi>W</mi>
        <mrow>
          <mrow>
            <mn>2</mn>
            <mo stretchy="false">⋅</mo>
            <mi mathvariant="italic">tg</mi>
          </mrow>
          <mfrac>
            <mi>φ</mi>
            <mn>2</mn>
          </mfrac>
        </mrow>
      </mfrac>
    </mrow>
    <annotation encoding="StarMath 5.0">D_S = W over { 2 cdot tg {%varphi over 2} }</annotation>
  </semantics>
</math>
</file>

<file path=Object 4/content.xml><?xml version="1.0" encoding="utf-8"?>
<math xmlns="http://www.w3.org/1998/Math/MathML" display="block">
  <semantics>
    <mrow>
      <mi>β</mi>
      <mo stretchy="false">=</mo>
      <mrow>
        <mi>α</mi>
        <mo stretchy="false">+</mo>
        <mi>γ</mi>
      </mrow>
    </mrow>
    <annotation encoding="StarMath 5.0">%beta = %alpha + %gamma</annotation>
  </semantics>
</math>
</file>

<file path=Object 5/content.xml><?xml version="1.0" encoding="utf-8"?>
<math xmlns="http://www.w3.org/1998/Math/MathML" display="block">
  <semantics>
    <mrow>
      <mrow>
        <mi>γ</mi>
        <mo stretchy="false">=</mo>
        <mi mathvariant="italic">arctg</mi>
      </mrow>
      <mfrac>
        <mrow>
          <mi mathvariant="italic">col</mi>
          <mo stretchy="false">−</mo>
          <mfrac>
            <mi>W</mi>
            <mn>2</mn>
          </mfrac>
        </mrow>
        <msub>
          <mi>D</mi>
          <mi>S</mi>
        </msub>
      </mfrac>
    </mrow>
    <annotation encoding="StarMath 5.0">%gamma = arctg { col-W over 2 } over D_S</annotation>
  </semantics>
</math>
</file>

<file path=Object 6/content.xml><?xml version="1.0" encoding="utf-8"?>
<math xmlns="http://www.w3.org/1998/Math/MathML" display="block">
  <semantics>
    <mrow>
      <mtable>
        <mtr>
          <mtd>
            <mrow>
              <mi mathvariant="italic">rx</mi>
              <mo stretchy="false">=</mo>
              <mrow>
                <msub>
                  <mi mathvariant="italic">rx</mi>
                  <mn>0</mn>
                </msub>
                <mo stretchy="false">+</mo>
                <mrow>
                  <mi>n</mi>
                  <mo stretchy="false">⋅</mo>
                  <mi mathvariant="italic">dx</mi>
                </mrow>
              </mrow>
            </mrow>
          </mtd>
        </mtr>
        <mtr>
          <mtd>
            <mrow>
              <mi mathvariant="italic">ry</mi>
              <mo stretchy="false">=</mo>
              <mrow>
                <msub>
                  <mi mathvariant="italic">ry</mi>
                  <mn>0</mn>
                </msub>
                <mo stretchy="false">+</mo>
                <mrow>
                  <mi>n</mi>
                  <mo stretchy="false">⋅</mo>
                  <mi mathvariant="italic">dy</mi>
                </mrow>
              </mrow>
            </mrow>
          </mtd>
        </mtr>
      </mtable>
      <mi>,</mi>
      <mi mathvariant="italic">где</mi>
      <mrow>
        <mi>n</mi>
        <mo stretchy="false">∈</mo>
        <mi mathvariant="normal">ℕ</mi>
      </mrow>
    </mrow>
    <annotation encoding="StarMath 5.0">{ binom {rx = rx_0 + n cdot dx} {ry = ry_0 + n cdot dy}}, где n in setN 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row>
                  <mi mathvariant="italic">rx</mi>
                  <mo stretchy="false">=</mo>
                  <mi mathvariant="italic">floor</mi>
                </mrow>
                <mrow>
                  <mrow>
                    <mo fence="true" form="prefix" stretchy="false">(</mo>
                    <mrow>
                      <mi mathvariant="italic">px</mi>
                    </mrow>
                    <mo fence="true" form="postfix" stretchy="false">)</mo>
                  </mrow>
                  <mo stretchy="false">+</mo>
                  <mi>ε</mi>
                </mrow>
              </mrow>
            </mtd>
          </mtr>
          <mtr>
            <mtd columnalign="left">
              <mrow>
                <mi mathvariant="italic">ry</mi>
                <mo stretchy="false">=</mo>
                <mrow>
                  <mi mathvariant="italic">py</mi>
                  <mo stretchy="false">−</mo>
                  <mrow>
                    <mrow>
                      <mo fence="true" form="prefix" stretchy="false">(</mo>
                      <mrow>
                        <mrow>
                          <mi mathvariant="italic">px</mi>
                          <mo stretchy="false">−</mo>
                          <mi mathvariant="italic">rx</mi>
                        </mrow>
                      </mrow>
                      <mo fence="true" form="postfix" stretchy="false">)</mo>
                    </mrow>
                    <mo stretchy="false">⋅</mo>
                    <mi mathvariant="italic">dy</mi>
                  </mrow>
                </mrow>
              </mrow>
            </mtd>
          </mtr>
          <mtr>
            <mtd columnalign="left">
              <mrow>
                <mi mathvariant="italic">dx</mi>
                <mo stretchy="false">=</mo>
                <mn>1</mn>
              </mrow>
            </mtd>
          </mtr>
          <mtr>
            <mtd columnalign="left">
              <mrow>
                <mrow>
                  <mi mathvariant="italic">dy</mi>
                  <mo stretchy="false">=</mo>
                  <mi mathvariant="italic">tg</mi>
                </mrow>
                <mi>β</mi>
              </mrow>
            </mtd>
          </mtr>
        </mtable>
      </mrow>
    </mrow>
    <annotation encoding="StarMath 5.0">left lbrace matrix { alignl rx = floor(px) + %varepsilon ## alignl ry = py - (px - rx) cdot dy ## alignl dx = 1 ## alignl dy = tg %beta } right none</annotation>
  </semantics>
</math>
</file>

<file path=Object 8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row>
                  <mi mathvariant="italic">rx</mi>
                  <mo stretchy="false">=</mo>
                  <mi mathvariant="italic">ceil</mi>
                </mrow>
                <mrow>
                  <mrow>
                    <mo fence="true" form="prefix" stretchy="false">(</mo>
                    <mrow>
                      <mi mathvariant="italic">px</mi>
                    </mrow>
                    <mo fence="true" form="postfix" stretchy="false">)</mo>
                  </mrow>
                  <mo stretchy="false">−</mo>
                  <mi>ε</mi>
                </mrow>
              </mrow>
            </mtd>
          </mtr>
          <mtr>
            <mtd columnalign="left">
              <mrow>
                <mi mathvariant="italic">ry</mi>
                <mo stretchy="false">=</mo>
                <mrow>
                  <mi mathvariant="italic">py</mi>
                  <mo stretchy="false">−</mo>
                  <mrow>
                    <mrow>
                      <mo fence="true" form="prefix" stretchy="false">(</mo>
                      <mrow>
                        <mrow>
                          <mi mathvariant="italic">rx</mi>
                          <mo stretchy="false">−</mo>
                          <mi mathvariant="italic">px</mi>
                        </mrow>
                      </mrow>
                      <mo fence="true" form="postfix" stretchy="false">)</mo>
                    </mrow>
                    <mo stretchy="false">⋅</mo>
                    <mi mathvariant="italic">dy</mi>
                  </mrow>
                </mrow>
              </mrow>
            </mtd>
          </mtr>
          <mtr>
            <mtd columnalign="left">
              <mrow>
                <mi mathvariant="italic">dx</mi>
                <mo stretchy="false">=</mo>
                <mrow>
                  <mo stretchy="false">−</mo>
                  <mn>1</mn>
                </mrow>
              </mrow>
            </mtd>
          </mtr>
          <mtr>
            <mtd columnalign="left">
              <mrow>
                <mrow>
                  <mi mathvariant="italic">dy</mi>
                  <mo stretchy="false">=</mo>
                  <mi mathvariant="italic">tg</mi>
                </mrow>
                <mrow>
                  <mo fence="true" form="prefix" stretchy="false">(</mo>
                  <mrow>
                    <mrow>
                      <mo stretchy="false">−</mo>
                      <mi>β</mi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matrix { alignl rx = ceil(px)-%varepsilon ## alignl ry = py - (rx-px) cdot dy ## alignl dx = -1 ## alignl dy = tg(-%beta) } right none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i mathvariant="italic">rx</mi>
                <mo stretchy="false">=</mo>
                <mi>?</mi>
              </mrow>
            </mtd>
          </mtr>
          <mtr>
            <mtd columnalign="left">
              <mrow>
                <mi mathvariant="italic">ry</mi>
                <mo stretchy="false">=</mo>
                <mi>?</mi>
              </mrow>
            </mtd>
          </mtr>
          <mtr>
            <mtd columnalign="left">
              <mrow>
                <mi mathvariant="italic">dx</mi>
                <mo stretchy="false">=</mo>
                <mi>?</mi>
              </mrow>
            </mtd>
          </mtr>
          <mtr>
            <mtd columnalign="left">
              <mrow>
                <mi mathvariant="italic">dy</mi>
                <mo stretchy="false">=</mo>
                <mi>?</mi>
              </mrow>
            </mtd>
          </mtr>
        </mtable>
      </mrow>
    </mrow>
    <annotation encoding="StarMath 5.0">left lbrace matrix { alignl rx = ? ## alignl ry = ? ## alignl dx = ? ## alignl dy = ? } right none</annotation>
  </semantics>
</math>
</file>